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ingBiFunctionTests.applyWhenThrowingCheckedExceptionThrowsWrapperRuntim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owingBiFunctionTests.ofModifiesThrow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hrowingBiFunctionTests.applyWhenThrowingUncheckedExceptionThrowsOrig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owingBiFunctionTests.applyWithExceptionWrapperWhenThrowingUncheckedExceptionThrowsOrig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owingBiFunctionTests.throwIOException( Object o , Object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ingBiFunctionTests.throwingModifiesThrow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hrowingBiFunctionTests.throwIllegalArgumentException( Object o , Object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ingBiFunctionTests.applyWithExceptionWrapperWhenThrowingCheckedExceptionThrows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